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ans" officeooo:rsid="00104e72" officeooo:paragraph-rsid="00104e72"/>
    </style:style>
    <style:style style:name="P2" style:family="paragraph" style:parent-style-name="Preformatted_20_Text">
      <style:text-properties style:font-name="Liberation Sans" fo:font-size="15pt" style:text-underline-style="solid" style:text-underline-width="auto" style:text-underline-color="font-color" officeooo:rsid="00104e72" officeooo:paragraph-rsid="00104e72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style:font-name="Liberation Sans" officeooo:rsid="00104e72" officeooo:paragraph-rsid="00104e72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15pt" fo:font-style="normal" officeooo:rsid="0023c06e" officeooo:paragraph-rsid="00104e72" fo:background-color="transparent" style:font-size-asian="13.1000003814697pt" style:font-style-asian="normal" style:font-size-complex="15pt" style:font-style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15pt" fo:font-style="normal" style:text-underline-style="solid" style:text-underline-width="auto" style:text-underline-color="font-color" officeooo:rsid="0023c06e" officeooo:paragraph-rsid="00104e72" fo:background-color="transparent" style:font-size-asian="13.1000003814697pt" style:font-style-asian="normal" style:font-size-complex="15pt" style:font-style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15pt" fo:font-style="normal" style:text-underline-style="solid" style:text-underline-width="auto" style:text-underline-color="font-color" officeooo:rsid="00104e72" officeooo:paragraph-rsid="00104e72" fo:background-color="transparent" style:font-size-asian="13.1000003814697pt" style:font-style-asian="normal" style:font-size-complex="15pt" style:font-style-complex="normal"/>
    </style:style>
    <style:style style:name="P7" style:family="paragraph" style:parent-style-name="Standard">
      <style:text-properties style:font-name="Liberation Sans" fo:font-size="15pt" fo:font-style="normal" style:text-underline-style="solid" style:text-underline-width="auto" style:text-underline-color="font-color" officeooo:rsid="00104e72" officeooo:paragraph-rsid="00104e72" fo:background-color="transparent" style:font-size-asian="13.1000003814697pt" style:font-style-asian="normal" style:font-size-complex="15pt" style:font-style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ans" fo:font-size="12pt" fo:font-style="normal" officeooo:rsid="002250cc" officeooo:paragraph-rsid="00104e72" fo:background-color="transparent" style:font-size-asian="12pt" style:font-style-asian="normal" style:font-size-complex="12pt" style:font-style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ans" fo:font-size="12pt" fo:font-style="normal" style:text-underline-style="solid" style:text-underline-width="auto" style:text-underline-color="font-color" officeooo:rsid="00104e72" officeooo:paragraph-rsid="00104e72" fo:background-color="transparent" style:font-size-asian="10.5pt" style:font-style-asian="normal" style:font-size-complex="12pt" style:font-style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ans" fo:font-size="12pt" fo:font-style="normal" style:text-underline-style="none" officeooo:rsid="00104e72" officeooo:paragraph-rsid="00104e72" fo:background-color="transparent" style:font-size-asian="10.5pt" style:font-style-asian="normal" style:font-size-complex="12pt" style:font-style-complex="normal"/>
    </style:style>
    <style:style style:name="P11" style:family="paragraph" style:parent-style-name="Standard">
      <style:text-properties style:font-name="Liberation Sans" fo:font-size="12pt" officeooo:rsid="001e2117" officeooo:paragraph-rsid="00104e72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0104e72" style:font-size-asian="12pt" style:font-size-complex="12pt"/>
    </style:style>
    <style:style style:name="P13" style:family="paragraph" style:parent-style-name="Standard">
      <style:text-properties style:font-name="Liberation Sans" fo:font-size="12pt" officeooo:rsid="001f2df1" officeooo:paragraph-rsid="00104e72" style:font-size-asian="12pt" style:font-size-complex="12pt"/>
    </style:style>
    <style:style style:name="P14" style:family="paragraph" style:parent-style-name="Standard">
      <style:text-properties style:font-name="Liberation Sans" officeooo:paragraph-rsid="00104e72"/>
    </style:style>
    <style:style style:name="P15" style:family="paragraph" style:parent-style-name="Standard">
      <style:text-properties style:font-name="Liberation Sans" fo:font-size="11pt" style:text-underline-style="none" officeooo:rsid="0014f29c" officeooo:paragraph-rsid="0014f29c" style:font-size-asian="11pt" style:font-size-complex="11pt"/>
    </style:style>
    <style:style style:name="P16" style:family="paragraph" style:parent-style-name="Standard">
      <style:paragraph-properties fo:text-align="center" style:justify-single-word="false"/>
      <style:text-properties style:font-name="Liberation Sans" officeooo:rsid="001311c8" officeooo:paragraph-rsid="001311c8"/>
    </style:style>
    <style:style style:name="P17" style:family="paragraph" style:parent-style-name="Standard">
      <style:text-properties fo:color="#000000" style:font-name="Verdana" fo:font-style="italic" officeooo:paragraph-rsid="00104e72" fo:background-color="#eeeeee" style:font-style-asian="italic" style:font-style-complex="italic"/>
    </style:style>
    <style:style style:name="P18" style:family="paragraph" style:parent-style-name="Standard">
      <style:text-properties officeooo:paragraph-rsid="00104e72"/>
    </style:style>
    <style:style style:name="P19" style:family="paragraph" style:parent-style-name="Standard">
      <style:paragraph-properties fo:text-align="center" style:justify-single-word="false"/>
      <style:text-properties officeooo:paragraph-rsid="00104e72"/>
    </style:style>
    <style:style style:name="P20" style:family="paragraph" style:parent-style-name="Standard">
      <style:text-properties style:font-name="Times New Roman" fo:font-size="12pt" officeooo:paragraph-rsid="00104e72" style:font-size-asian="12pt" style:font-name-complex="Times New Roman1" style:font-size-complex="12pt"/>
    </style:style>
    <style:style style:name="P21" style:family="paragraph" style:parent-style-name="Standard">
      <style:paragraph-properties fo:text-align="start" style:justify-single-word="false"/>
      <style:text-properties officeooo:paragraph-rsid="00104e72"/>
    </style:style>
    <style:style style:name="P22" style:family="paragraph" style:parent-style-name="Standard">
      <style:text-properties officeooo:paragraph-rsid="001311c8"/>
    </style:style>
    <style:style style:name="P23" style:family="paragraph" style:parent-style-name="Standard">
      <style:text-properties officeooo:rsid="0014c189" officeooo:paragraph-rsid="0014c189"/>
    </style:style>
    <style:style style:name="T1" style:family="text">
      <style:text-properties fo:color="#000000"/>
    </style:style>
    <style:style style:name="T2" style:family="text">
      <style:text-properties fo:color="#000000" style:font-name="Verdana" fo:font-style="italic" fo:background-color="#eeeeee" loext:char-shading-value="0" style:font-style-asian="italic" style:font-style-complex="italic"/>
    </style:style>
    <style:style style:name="T3" style:family="text">
      <style:text-properties fo:color="#000000" style:font-name="Verdana" fo:font-style="italic" officeooo:rsid="001311c8" fo:background-color="#eeeeee" loext:char-shading-value="0" style:font-style-asian="italic" style:font-style-complex="italic"/>
    </style:style>
    <style:style style:name="T4" style:family="text">
      <style:text-properties fo:color="#000000" style:font-name="Verdana" fo:font-style="italic" officeooo:rsid="0014c189" fo:background-color="#eeeeee" loext:char-shading-value="0" style:font-style-asian="italic" style:font-style-complex="italic"/>
    </style:style>
    <style:style style:name="T5" style:family="text">
      <style:text-properties fo:color="#000000" style:font-name="Verdana" fo:font-style="italic" officeooo:rsid="001311c8" fo:background-color="#ffff00" loext:char-shading-value="0" style:font-style-asian="italic" style:font-style-complex="italic"/>
    </style:style>
    <style:style style:name="T6" style:family="text">
      <style:text-properties fo:color="#000000" style:text-position="super 58%" style:font-name="Verdana" fo:font-style="italic" fo:background-color="#eeeeee" loext:char-shading-value="0" style:font-style-asian="italic" style:font-style-complex="italic"/>
    </style:style>
    <style:style style:name="T7" style:family="text">
      <style:text-properties fo:color="#000000" officeooo:rsid="0023c06e"/>
    </style:style>
    <style:style style:name="T8" style:family="text">
      <style:text-properties fo:color="#000000" style:font-name="Times New Roman" fo:font-size="12pt" style:font-size-asian="12pt" style:font-name-complex="Times New Roman1" style:font-size-complex="12pt"/>
    </style:style>
    <style:style style:name="T9" style:family="text">
      <style:text-properties fo:color="#000000" style:font-name="Times New Roman" style:font-size-asian="12pt" style:font-name-complex="Times New Roman1"/>
    </style:style>
    <style:style style:name="T10" style:family="text">
      <style:text-properties fo:color="#000000" style:font-name="Liberation Sans" fo:font-size="15pt" fo:font-style="normal" style:text-underline-style="solid" style:text-underline-width="auto" style:text-underline-color="font-color" officeooo:rsid="00104e72" fo:background-color="transparent" loext:char-shading-value="0" style:font-size-asian="13.1000003814697pt" style:font-style-asian="normal" style:font-size-complex="15pt" style:font-style-complex="normal"/>
    </style:style>
    <style:style style:name="T11" style:family="text">
      <style:text-properties fo:color="#000000" style:font-name="Liberation Sans" fo:font-size="15pt" fo:font-style="normal" style:text-underline-style="solid" style:text-underline-width="auto" style:text-underline-color="font-color" officeooo:rsid="00104e72" fo:background-color="transparent" loext:char-shading-value="0" style:font-size-asian="13.1000003814697pt" style:font-style-asian="normal" style:font-name-complex="Times New Roman1" style:font-size-complex="15pt" style:font-style-complex="normal"/>
    </style:style>
    <style:style style:name="T12" style:family="text">
      <style:text-properties fo:color="#000000" fo:font-size="12pt" style:font-size-asian="12pt" style:font-name-complex="Times New Roman1" style:font-size-complex="12pt"/>
    </style:style>
    <style:style style:name="T13" style:family="text">
      <style:text-properties fo:color="#000000" style:font-name-complex="Times New Roman1"/>
    </style:style>
    <style:style style:name="T14" style:family="text">
      <style:text-properties fo:color="#000000" style:text-underline-style="none" style:font-name-complex="Times New Roman1"/>
    </style:style>
    <style:style style:name="T15" style:family="text">
      <style:text-properties fo:color="#000000" fo:font-style="normal" officeooo:rsid="00104e72" fo:background-color="transparent" loext:char-shading-value="0" style:font-style-asian="normal" style:font-style-complex="normal"/>
    </style:style>
    <style:style style:name="T16" style:family="text">
      <style:text-properties fo:color="#000000" fo:font-style="normal" fo:background-color="transparent" loext:char-shading-value="0" style:font-style-asian="normal" style:font-style-complex="normal"/>
    </style:style>
    <style:style style:name="T17" style:family="text">
      <style:text-properties officeooo:rsid="0023c06e"/>
    </style:style>
    <style:style style:name="T18" style:family="text">
      <style:text-properties officeooo:rsid="001e2117"/>
    </style:style>
    <style:style style:name="T19" style:family="text">
      <style:text-properties style:text-position="super 58%" officeooo:rsid="001e2117"/>
    </style:style>
    <style:style style:name="T20" style:family="text">
      <style:text-properties style:font-name="Times New Roman" fo:font-size="12pt" style:font-size-asian="12pt" style:font-name-complex="Times New Roman1" style:font-size-complex="12pt"/>
    </style:style>
    <style:style style:name="T21" style:family="text">
      <style:text-properties style:font-name="Times New Roman" fo:font-size="12pt" officeooo:rsid="0014f29c" style:font-size-asian="12pt" style:font-name-complex="Times New Roman1" style:font-size-complex="12pt"/>
    </style:style>
    <style:style style:name="T22" style:family="text"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T23" style:family="text">
      <style:text-properties style:font-name="Times New Roman" fo:letter-spacing="-0.009cm" style:font-name-complex="Times New Roman1"/>
    </style:style>
    <style:style style:name="T24" style:family="text">
      <style:text-properties officeooo:rsid="0014c189"/>
    </style:style>
    <style:style style:name="T25" style:family="text">
      <style:text-properties officeooo:rsid="0014f29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mail de demande d’interview :</text:p>
      <text:p text:style-name="P2"/>
      <text:p text:style-name="P1"/>
      <text:p text:style-name="P19"><text:span text:style-name="T2">Monsieur, Madame,</text:span><text:bookmark text:name="_GoBack"/></text:p>
      <text:p text:style-name="P18"><text:span text:style-name="T2"><text:line-break/>Nous sommes </text:span><text:span text:style-name="T5">2/3</text:span><text:span text:style-name="T2"> en 1</text:span><text:span text:style-name="T6">er</text:span><text:span text:style-name="T2"> année de DUT informatique </text:span><text:span text:style-name="T3">à</text:span><text:span text:style-name="T2"> La Rochelle </text:span><text:span text:style-name="T3">et n</text:span><text:span text:style-name="T2">ous souhaitons réaliser une interview avec un spécialiste dans le domaine de l’informatique dans le cadre d’un projet de l’IUT.</text:span></text:p>
      <text:p text:style-name="P17"/>
      <text:p text:style-name="P22"><text:span text:style-name="T3">Lors de cette</text:span><text:span text:style-name="T2"> interview </text:span><text:span text:style-name="T3">nous aborderons votre parcours et vos missions</text:span><text:span text:style-name="T2"> </text:span><text:span text:style-name="T3">aujourd’hui </text:span><text:span text:style-name="T2">afin que nous puissions nous faire une idée d</text:span><text:span text:style-name="T3">u</text:span><text:span text:style-name="T2"> métier </text:span><text:span text:style-name="T3">que vous exercez.</text:span></text:p>
      <text:p text:style-name="P22"><text:span text:style-name="T2">Cette interview nous permettra ainsi de nous préparer à notre futur métier dans l’informatique. </text:span></text:p>
      <text:p text:style-name="P22"><text:span text:style-name="T2"/></text:p>
      <text:p text:style-name="P22"><text:span text:style-name="T3">C</text:span><text:span text:style-name="T2">et </text:span><text:span text:style-name="T3">entretien de 20-30 mn peut se réaliser en face à face ou visioconférence et pourra être filmé avec votre accord.</text:span></text:p>
      <text:p text:style-name="P18"><text:span text:style-name="T2"><text:line-break/></text:span><text:span text:style-name="T4">En vous remerciant,</text:span></text:p>
      <text:p text:style-name="P23"><text:span text:style-name="T4">B</text:span><text:span text:style-name="T2">ien cordialement</text:span></text:p>
      <text:p text:style-name="P3"><text:span text:style-name="T2"><text:line-break/>(Nom du groupe)</text:span></text:p>
      <text:p text:style-name="P16"><text:span text:style-name="T2">Nicolas SAMIER 06.66 66</text:span></text:p>
      <text:p text:style-name="P3"><text:span text:style-name="T2"/></text:p>
      <text:p text:style-name="P5"><text:span text:style-name="T1"/></text:p>
      <text:p text:style-name="P5"><text:span text:style-name="T1">Scénario appelle téléphonique :</text:span></text:p>
      <text:p text:style-name="P4"><text:span text:style-name="T1"/></text:p>
      <text:p text:style-name="P11"><text:tab/>-Bonjour M./Me.(la personne) <text:s/></text:p>
      <text:p text:style-name="P12"><text:span text:style-name="T18"><text:tab/>-je suis Nicolas SAMIER étudiant en 1</text:span><text:span text:style-name="T19">er</text:span><text:span text:style-name="T18"> année de DUT infomatique, </text:span></text:p>
      <text:p text:style-name="P11"><text:tab/>-je vous <text:span text:style-name="T17">appelle</text:span> pour vous demander si <text:span text:style-name="T17">il est</text:span> possible <text:span text:style-name="T17">d’effectuer</text:span> une <text:s/>interview avec vous dans le cadre d’un projet <text:span text:style-name="T17">universitaire </text:span></text:p>
      <text:p text:style-name="P11"><text:tab/>-<text:span text:style-name="T17">l’idée est de rencontrer un professionnel pour échanger avec lui sur ses mission et pour découvrir sont métier</text:span></text:p>
      <text:p text:style-name="P13"><text:tab/>-je travaille avec un/deux collègue, et l’entretien duras 20-30 min</text:p>
      <text:p text:style-name="P8"><text:span text:style-name="T1"><text:tab/>-et est ce que cela ne vous dérange pas si cette interview soit filmé </text:span><text:span text:style-name="T7">avec votre accord</text:span><text:span text:style-name="T1"> ?</text:span></text:p>
      <text:p text:style-name="P8"><text:span text:style-name="T1"/></text:p>
      <text:p text:style-name="P8"><text:span text:style-name="T1"/></text:p>
      <text:p text:style-name="P8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21"><text:soft-page-break/><text:span text:style-name="T10">Email de Confirmation d’interview :</text:span></text:p>
      <text:p text:style-name="P18"><text:span text:style-name="T10"/></text:p>
      <text:p text:style-name="P14">Madame, Monsieur (en fonction des infos),</text:p>
      <text:p text:style-name="P14"/>
      <text:p text:style-name="P14">Nous tenons à vous remerci<text:span text:style-name="T24">er</text:span> pour votre accord concernant l’interview <text:span text:style-name="T24">sur </text:span>votre métier.</text:p>
      <text:p text:style-name="P14">Nous serons donc présents le (Date) <text:span text:style-name="T24">à</text:span> (Lieu) pour effectuer cet entretien.</text:p>
      <text:p text:style-name="P14">Vous trouverez ci-joint le document d’autorisation d’exploitation du droit à l’image <text:span text:style-name="T24">que vous voudrez bien compléter.</text:span></text:p>
      <text:p text:style-name="P15"><text:span text:style-name="T15">A </text:span><text:span text:style-name="T16">très bientôt,</text:span></text:p>
      <text:p text:style-name="P15"><text:span text:style-name="T16">bien cordialement</text:span></text:p>
      <text:p text:style-name="P7"><text:span text:style-name="T12"/></text:p>
      <text:p text:style-name="P6"><text:span text:style-name="T8"/></text:p>
      <text:p text:style-name="P6"><text:span text:style-name="T8"/></text:p>
      <text:p text:style-name="P6"><text:span text:style-name="T13">question de l’interview :</text:span><text:span text:style-name="T14"> </text:span></text:p>
      <text:p text:style-name="P6"><text:span text:style-name="T14"/></text:p>
      <text:p text:style-name="P18">Question 1 : Quel a été votre parcours scolaire ?</text:p>
      <text:p text:style-name="P18"/>
      <text:p text:style-name="P18">Question 2 : Quels sont les formations requise pour postuler dans ce type de métier ?</text:p>
      <text:p text:style-name="P18"/>
      <text:p text:style-name="P18">Question 3 : Quelle est la spécialisation de votre entreprise ?</text:p>
      <text:p text:style-name="P18"/>
      <text:p text:style-name="P18">Question 4 : Quel est votre poste dans l’entreprise ?</text:p>
      <text:p text:style-name="P18"/>
      <text:p text:style-name="P18">Question 5 : Quels sont les particularités de votre métier ?</text:p>
      <text:p text:style-name="P18"/>
      <text:p text:style-name="P18">Question 6 : Quels logiciels votre entreprise utilise ?</text:p>
      <text:p text:style-name="P18"/>
      <text:p text:style-name="P18">Question 7 : Votre métier nécessite-t-il un travail en équipe </text:p>
      <text:p text:style-name="P18"/>
      <text:p text:style-name="P18">Question 8 : Quels sont les langages utilisé dans votre métier</text:p>
      <text:p text:style-name="P18"/>
      <text:p text:style-name="P18">Question 9 : Avez-vous choisi ce travail par passion ?</text:p>
      <text:p text:style-name="P18"/>
      <text:p text:style-name="P18">Question 10 : Pouvez-vous comparer vos débuts dans cette entreprise et maintenant ?</text:p>
      <text:p text:style-name="P18"/>
      <text:p text:style-name="P18">Question 11 : Quels sont les aspects les plus intéressants dans votre métier ?</text:p>
      <text:p text:style-name="P18"/>
      <text:p text:style-name="P9"><text:span text:style-name="T14">Question 12 : Sans indiscrétion, quel est le salaire de votre métier ?</text:span></text:p>
      <text:p text:style-name="P9"><text:span text:style-name="T14"/></text:p>
      <text:p text:style-name="P9"><text:span text:style-name="T14"/></text:p>
      <text:p text:style-name="P9"><text:span text:style-name="T14"/></text:p>
      <text:p text:style-name="P9"><text:span text:style-name="T14"/></text:p>
      <text:p text:style-name="P9"><text:span text:style-name="T14"/></text:p>
      <text:p text:style-name="P9"><text:span text:style-name="T14"/></text:p>
      <text:p text:style-name="P9"><text:span text:style-name="T14"/></text:p>
      <text:p text:style-name="P9"><text:span text:style-name="T14"/></text:p>
      <text:p text:style-name="P9"><text:span text:style-name="T14"/></text:p>
      <text:p text:style-name="P9"><text:span text:style-name="T14"/></text:p>
      <text:p text:style-name="P9"><text:span text:style-name="T14"/></text:p>
      <text:p text:style-name="P9"><text:span text:style-name="T14"/></text:p>
      <text:p text:style-name="P6"><text:span text:style-name="T13">Email de remerciement :</text:span></text:p>
      <text:p text:style-name="P18"><text:soft-page-break/><text:span text:style-name="T11"/></text:p>
      <text:p text:style-name="P18"><text:span text:style-name="T20">Madame, Monsieur,</text:span></text:p>
      <text:p text:style-name="P20"/>
      <text:p text:style-name="P18"><text:span text:style-name="T20">Nous tenons vraiment à vous remercier pour nous avoir reçus en entretien </text:span><text:span text:style-name="Emphasis"><text:span text:style-name="T23">(la date)</text:span></text:span><text:span text:style-name="T20">. Merci également à tout </text:span><text:span text:style-name="T21">le </text:span><text:span text:style-name="T20">personnel qui a rendu cette interview possible pour nous. </text:span></text:p>
      <text:p text:style-name="P18"><text:span text:style-name="T20">Durant cette rencontre, nous avons eu l’occasion d’être associé</text:span><text:span text:style-name="T21">s</text:span><text:span text:style-name="T20"> à votre travail pour mieux le connaître et nous avons également eu la chance de nous enrichir de nouvelles connaissances. Celles-ci nous seront fort précieuses pour la réalisation de nos projets dans l’avenir. Nous avons beaucoup apprécié la qualité de notre échange, ce fut </text:span><text:span text:style-name="T21">pour nous </text:span><text:span text:style-name="T20">l’occasion de mieux <text:s/>le monde professionnel </text:span><text:span text:style-name="T21">de l’informatique</text:span><text:span text:style-name="T20">. </text:span></text:p>
      <text:p text:style-name="P18"><text:span text:style-name="T20"><text:s/></text:span><text:span text:style-name="T21">Avec tous nos remerciements,</text:span></text:p>
      <text:p text:style-name="P20"/>
      <text:p text:style-name="P18"><text:span text:style-name="T20">Bien cordialement,</text:span></text:p>
      <text:p text:style-name="P10"><text:span text:style-name="T9">(Nom du groupe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19-11-29T10:08:22.220000000</dc:date>
    <meta:editing-duration>PT3M19S</meta:editing-duration>
    <meta:editing-cycles>2</meta:editing-cycles>
    <meta:generator>LibreOffice/6.3.2.2$Windows_X86_64 LibreOffice_project/98b30e735bda24bc04ab42594c85f7fd8be07b9c</meta:generator>
    <meta:document-statistic meta:table-count="0" meta:image-count="0" meta:object-count="0" meta:page-count="3" meta:paragraph-count="44" meta:word-count="502" meta:character-count="3085" meta:non-whitespace-character-count="2606"/>
  </office:meta>
</office:document-meta>
</file>